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LocaleResolver.FixedLocaleResolver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LocaleResolver.FixedLocal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LocaleResolver.setLocaleContext( HttpServletRequest request , @ Nullable HttpServletResponse response , @ Nullable LocaleContext local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LocaleResolver.get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LocaleResolv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xedLocaleResolver.resolveLocale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xedLocaleResolver.FixedLocaleResolver( Locale local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xedLocaleResolver.resolveLocaleContex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